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0dbae" officeooo:paragraph-rsid="0000dbae" style:font-size-asian="15.75pt" style:font-size-complex="18pt"/>
    </style:style>
    <style:style style:name="P2" style:family="paragraph" style:parent-style-name="Standard">
      <style:paragraph-properties fo:text-align="justify" style:justify-single-word="false"/>
      <style:text-properties fo:font-size="15pt" officeooo:rsid="0000dbae" officeooo:paragraph-rsid="0000dbae" style:font-size-asian="13.1000003814697pt" style:font-size-complex="15pt"/>
    </style:style>
    <style:style style:name="P3" style:family="paragraph" style:parent-style-name="Standard">
      <style:paragraph-properties fo:text-align="justify" style:justify-single-word="false"/>
      <style:text-properties fo:font-size="15pt" officeooo:rsid="000314ad" officeooo:paragraph-rsid="000314ad" style:font-size-asian="13.1000003814697pt" style:font-size-complex="15pt"/>
    </style:style>
    <style:style style:name="T1" style:family="text">
      <style:text-properties officeooo:rsid="000208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Случаи на употреба и сценарија за пристап до базата</text:p>
      <text:p text:style-name="P1"/>
      <text:p text:style-name="P2"/>
      <text:p text:style-name="P2">1. Додади оброк.</text:p>
      <text:p text:style-name="P2"><text:tab/>Корисникот јаде оброк и сака да го евидентира оброкот во својот дневник. Ја отвора апликацијата DailyCal кликнува на копчето додади оброк. Доколку го има внесено истиот оброк претходно го избира од понудените оброци. Во случај прв пат да го евидентира овој оброк го додава во базата со оброци. Тоа го прави со кликнување на копчето додади оброк, се појавува нов прозорец ги пополнува потребните информации за оброкот. Го избира ново додадениот оброк го избира датумот и времето и оброкот е евидентиран. <text:span text:style-name="T1">Слично е и за додавање тренинг и додавање на трчање.</text:span></text:p>
      <text:p text:style-name="P2"/>
      <text:p text:style-name="P2">2. <text:span text:style-name="T1">Регистрација на корисник</text:span></text:p>
      <text:p text:style-name="P2"><text:tab/><text:span text:style-name="T1">Идниот корисик слушнал за нашата апликација и ја спуштил од Google Play Store. Ја отвора апликацијата и кликнува на едно од копчињата регистрирај се, најави се преку Google или најави се преку Facebook. Доколку се најави преку Google или Facebook веднаш се најавува на апликацијата. Доколку избере да се регистрира ќе добие нов прозорец каде ќе треба да внесе податоци за регистрација.</text:span></text:p>
      <text:p text:style-name="P2"/>
      <text:p text:style-name="P3">3. Додавање на програма на исхрана</text:p>
      <text:p text:style-name="P3"><text:tab/>Инструкторот ја вклучува апликацијата и кликнува на копчето додади програма на исхрана. Во следниот прозорец ги пополнува информациите за програмата и потврдува. Слична е процедурата и за додавање на програма за тренинг.</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5T14:05:52.102272500</meta:creation-date>
    <dc:date>2019-12-15T15:57:22.598232962</dc:date>
    <meta:editing-duration>PT19S</meta:editing-duration>
    <meta:editing-cycles>1</meta:editing-cycles>
    <meta:generator>LibreOffice/6.3.3.2.0$Linux_X86_64 LibreOffice_project/30$Build-2</meta:generator>
    <meta:document-statistic meta:table-count="0" meta:image-count="0" meta:object-count="0" meta:page-count="1" meta:paragraph-count="7" meta:word-count="207" meta:character-count="1291" meta:non-whitespace-character-count="1088"/>
  </office:meta>
</office:document-meta>
</file>